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CB0000002FF0000043DD09348C147371685.svg" manifest:media-type="image/svg+xml"/>
  <manifest:file-entry manifest:full-path="Pictures/10000201000000160000001F3D8331B33B6F37B7.png" manifest:media-type="image/png"/>
  <manifest:file-entry manifest:full-path="Pictures/100000000000005000000050B1300C09210E511A.jpg" manifest:media-type="image/jpeg"/>
  <manifest:file-entry manifest:full-path="Pictures/10001011000002FF0000043D0CDE3FC07045A168.svg" manifest:media-type="image/svg+xml"/>
  <manifest:file-entry manifest:full-path="Pictures/100002010000001C0000001CA148E963022556A1.png" manifest:media-type="image/png"/>
  <manifest:file-entry manifest:full-path="Pictures/100000000000005000000050C573B89DF1BB17AA.jpg" manifest:media-type="image/jpeg"/>
  <manifest:file-entry manifest:full-path="Pictures/10000201000000160000001FB7CD15F0510AF764.png" manifest:media-type="image/png"/>
  <manifest:file-entry manifest:full-path="Pictures/1000020100000190000000EAB76BD55D66FD3787.png" manifest:media-type="image/png"/>
  <manifest:file-entry manifest:full-path="Pictures/100005A4000003D3000003D3BC3048C6E159833C.svg" manifest:media-type="image/svg+xml"/>
  <manifest:file-entry manifest:full-path="Pictures/100002010000012C0000012C9D7B988088F33D0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2">
      <style:text-properties officeooo:rsid="00149e24" officeooo:paragraph-rsid="00149e24"/>
    </style:style>
    <style:style style:name="P2" style:family="paragraph" style:parent-style-name="Heading_20_2">
      <style:paragraph-properties fo:margin-top="0in" fo:margin-bottom="0in" loext:contextual-spacing="false"/>
    </style:style>
    <style:style style:name="P3" style:family="paragraph" style:parent-style-name="Standard">
      <style:text-properties officeooo:rsid="00149e24" officeooo:paragraph-rsid="00149e24"/>
    </style:style>
    <style:style style:name="P4" style:family="paragraph" style:parent-style-name="Standard">
      <style:paragraph-properties fo:margin-top="0in" fo:margin-bottom="0in" loext:contextual-spacing="false"/>
    </style:style>
    <style:style style:name="P5" style:family="paragraph" style:parent-style-name="Text_20_body">
      <style:paragraph-properties fo:margin-top="0in" fo:margin-bottom="0in" loext:contextual-spacing="fals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0.99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OPEN HORNET BUILD NOTES</text:p>
      <text:p text:style-name="P3"/>
      <text:p text:style-name="P3"/>
      <text:p text:style-name="P3">Paint Colors:</text:p>
      <text:p text:style-name="P3">- Undercoat: Cromellin Aquablock white, 4L tin</text:p>
      <text:p text:style-name="P3">- Yellow: Pantone 7408C (Test pot so Low sheen only)</text:p>
      <text:p text:style-name="P3">- Dark Gull Grey: RAL 7037 (Low Sheen) 4L tin, You'll need 10L tin if you want to spray the entire pit</text:p>
      <text:p text:style-name="P3">- Black: Color match off Rowmark but up to your own choice. (Taubmans Ultimate enamel, Semi Gloss) 1L if roller, 4L if spraying.</text:p>
      <text:p text:style-name="P3">- White: An untinted pot of Dulux white base. (Dulux Wash and wear interior Semi Gloss) (1L)</text:p>
      <text:p text:style-name="P3">Load up on 2 rolls of 400 grit sandpaper</text:p>
      <text:p text:style-name="P3"/>
      <text:h text:style-name="P1" text:outline-level="2">L. Walker08/06/2020</text:h>
      <text:p text:style-name="P5">Ah yes, spoke with DG yesterday, he is doing the good ol' green LED floodlighting and call it a day.</text:p>
      <text:p text:style-name="P5">I am still doing the same, bought this stack of led "Number plate Lights" off ebay, chuck some green theatre gel over the front and they work a treat.</text:p>
      <text:p text:style-name="P5"><text:a xlink:type="simple" xlink:href="https://www.ebay.com.au/itm/4pcs-LED-License-Number-Plate-Light-Screw-Bolt-Bulbs-5050-SMD-For-Car-Motorcycle/124189890854?ssPageName=STRK%3AMEBIDX%3AIT&amp;_trksid=p2060353.m2749.l2649" office:target-frame-name="_blank" xlink:show="new" text:style-name="Internet_20_link" text:visited-style-name="Visited_20_Internet_20_Link">https://www.ebay.com.au/itm/4pcs-LED-License-Number-Plate-Light-Screw-Bolt-Bulbs-5050-SMD-For-Car-Motorcycle/124189890854?ssPageName=STRK%3AMEBIDX%3AIT&amp;_trksid=p2060353.m2749.l2649</text:a></text:p>
      <text:p text:style-name="P5">eBay</text:p>
      <text:p text:style-name="P5"><text:a xlink:type="simple" xlink:href="https://www.ebay.com.au/itm/4pcs-LED-License-Number-Plate-Light-Screw-Bolt-Bulbs-5050-SMD-For-Car-Motorcycle/124189890854?ssPageName=STRK%3AMEBIDX%3AIT&amp;_trksid=p2060353.m2749.l2649" office:target-frame-name="_blank" xlink:show="new" text:style-name="Internet_20_link" text:visited-style-name="Visited_20_Internet_20_Link">4pcs LED License Number Plate Light Screw Bolt Bulbs 5050 SMD For C...</text:a></text:p>
      <text:p text:style-name="P5">2IN 1 Car motorcycle LED card light -- 2. Durable, Easy to Install, Super bright LED, Long lasting &amp; Low consumption. We will be happy to help. Light Color: White. Wire Length: approx 27cm. Thread Length: approx 16mm.</text:p>
      <text:p text:style-name="P3"/>
      <text:p text:style-name="P3">Thanks for hte point on the connect Ben - I found the link to the smaller OLED <text:a xlink:type="simple" xlink:href="https://www.ebay.com/itm/192332990775" office:target-frame-name="_blank" xlink:show="new" text:style-name="Internet_20_link" text:visited-style-name="Visited_20_Internet_20_Link">https://www.ebay.com/itm/192332990775</text:a></text:p>
      <text:p text:style-name="Standard">eBay</text:p>
      <text:p text:style-name="Standard"><text:a xlink:type="simple" xlink:href="https://www.ebay.com/itm/192332990775" office:target-frame-name="_blank" xlink:show="new" text:style-name="Internet_20_link" text:visited-style-name="Visited_20_Internet_20_Link">0.66 inch White 64x48 OLED Display Module SPI I2C 3.3-5V for Arduin...</text:a></text:p>
      <text:p text:style-name="Standard">1 0.66in OLED Display Module 64x48 Screen SPI I2C 3.3-5V for Arduino AVR STM32. Interface :SPI&amp;I2C. hope you could understand. Light Color:white/blue. DC:data/command wire. RES:reset wire.</text:p>
      <text:p text:style-name="P3"/>
      <text:p text:style-name="P3"/>
      <text:p text:style-name="P3">correct like these ones - I just need to find out where my white ones went- <text:a xlink:type="simple" xlink:href="https://www.ebay.com/itm/0-91-Inch-128x32-IIC-I2c-White-Blue-OLED-LCD-Display-Module-3-3-5v-For-Arduino/392552169768?ssPageName=STRK%3AMEBIDX%3AIT&amp;var=661536491479&amp;_trksid=p2057872.m2749.l2649" office:target-frame-name="_blank" xlink:show="new" text:style-name="Internet_20_link" text:visited-style-name="Visited_20_Internet_20_Link">https://www.ebay.com/itm/0-91-Inch-128x32-IIC-I2c-White-Blue-OLED-LCD-Display-Module-3-3-5v-For-Arduino/392552169768?ssPageName=STRK%3AMEBIDX%3AIT&amp;var=661536491479&amp;_trksid=p2057872.m2749.l2649</text:a></text:p>
      <text:p text:style-name="Standard">eBay</text:p>
      <text:p text:style-name="Standard"><text:a xlink:type="simple" xlink:href="https://www.ebay.com/itm/0-91-Inch-128x32-IIC-I2c-White-Blue-OLED-LCD-Display-Module-3-3-5v-For-Arduino/392552169768?ssPageName=STRK%3AMEBIDX%3AIT&amp;var=661536491479&amp;_trksid=p2057872.m2749.l2649" office:target-frame-name="_blank" xlink:show="new" text:style-name="Internet_20_link" text:visited-style-name="Visited_20_Internet_20_Link">0.91 Inch 128x32 IIC I2c White / Blue OLED LCD Display Module 3.3/5...</text:a></text:p>
      <text:p text:style-name="Standard">IIC interface. OLED display, no need backlight, self-illumination, the display performance is better than the traditional LCD display, also lower consumption. VCC: Power + (DC 3.3 ~5v). Display Color:White/Blue.</text:p>
      <text:p text:style-name="P3"/>
      <text:p text:style-name="P3"/>
      <text:p text:style-name="P3"><text:a xlink:type="simple" xlink:href="https://www.ebay.com/itm/302381365335" office:target-frame-name="_blank" xlink:show="new" text:style-name="Internet_20_link" text:visited-style-name="Visited_20_Internet_20_Link">https://www.ebay.com/itm/302381365335</text:a></text:p>
      <text:p text:style-name="Standard">eBay</text:p>
      <text:p text:style-name="Standard"><text:a xlink:type="simple" xlink:href="https://www.ebay.com/itm/302381365335" office:target-frame-name="_blank" xlink:show="new" text:style-name="Internet_20_link" text:visited-style-name="Visited_20_Internet_20_Link">White OLED Module Display 128x32 SPI I2C 2.2 inch Arduino,Raspberry...</text:a></text:p>
      <text:p text:style-name="Standard"><text:soft-page-break/>Because the display makes its own light, no backlight is required. 2.2" 128x32 Pixels OLED Display with Breakout Board Datasheet. Of course, we wouldn't just leave you with a datasheet and a "good luck!".</text:p>
      <text:p text:style-name="P3"/>
      <text:p text:style-name="P3"/>
      <text:h text:style-name="P1" text:outline-level="2">L. Walker09/02/2020</text:h>
      <text:p text:style-name="P5"><text:a xlink:type="simple" xlink:href="https://pagnianimports.com.au/products/buttkicker-advance-transducer" office:target-frame-name="_blank" xlink:show="new" text:style-name="Internet_20_link" text:visited-style-name="Visited_20_Internet_20_Link">https://pagnianimports.com.au/products/buttkicker-advance-transducer</text:a></text:p>
      <text:p text:style-name="P5">Pagnian Advanced Simulation</text:p>
      <text:p text:style-name="P5"><text:a xlink:type="simple" xlink:href="https://pagnianimports.com.au/products/buttkicker-advance-transducer" office:target-frame-name="_blank" xlink:show="new" text:style-name="Internet_20_link" text:visited-style-name="Visited_20_Internet_20_Link">ButtKicker Advance Transducer</text:a></text:p>
      <text:p text:style-name="P5">Buttkicker Advance Transducer, Free Shipping Australia Wide with Interest Free Finance Available</text:p>
      <text:p text:style-name="P5"><draw:a xlink:type="simple" xlink:href="http://cdn.shopify.com/s/files/1/0323/4342/5157/products/but1_1200x630.png?v=1594501672" office:target-frame-name="_blank" xlink:show="new"><draw:frame draw:style-name="fr2" draw:name="Image1" text:anchor-type="as-char" svg:width="4.1945in" svg:height="4.1945in" draw:z-index="0"><draw:image xlink:href="Pictures/100002010000012C0000012C9D7B988088F33D00.png" xlink:type="simple" xlink:show="embed" xlink:actuate="onLoad" loext:mime-type="image/png"/></draw:frame></draw:a></text:p>
      <text:p text:style-name="P5"/>
      <text:p text:style-name="P5"/>
      <text:p text:style-name="P4"><text:a xlink:type="simple" xlink:href="https://www.itead.cc/nextion-nx8048k070.html" office:target-frame-name="_blank" xlink:show="new" text:style-name="Internet_20_link" text:visited-style-name="Visited_20_Internet_20_Link">https://www.itead.cc/nextion-nx8048k070.html</text:a> This is the model is have.</text:p>
      <text:p text:style-name="Standard"><text:a xlink:type="simple" xlink:href="https://www.itead.cc/nextion-nx8048k070.html" office:target-frame-name="_blank" xlink:show="new" text:style-name="Internet_20_link" text:visited-style-name="Visited_20_Internet_20_Link">Nextion Enhanced NX8048K070 - Generic 7.0'' HMI Touch Display</text:a></text:p>
      <text:p text:style-name="Standard">The Nextion Enhanced versions support built-in RTC, support save data to Flash, support GPIO, larger flash capacity and larger CPU clock. The enhanced Nextion series has 7 size covers from generic 2.4'' to 7.0''.</text:p>
      <text:p text:style-name="P5"/>
      <text:p text:style-name="P4"><text:a xlink:type="simple" xlink:href="https://www.ebay.com.au/itm/450Pcs-Female-Thread-Knurled-Nuts-M2-M3-M4-Brass-Threaded-Insert-Round/274331758966?ssPageName=STRK%3AMEBIDX%3AIT&amp;_trksid=p2057872.m2749.l2649" office:target-frame-name="_blank" xlink:show="new" text:style-name="Internet_20_link" text:visited-style-name="Visited_20_Internet_20_Link">https://www.ebay.com.au/itm/450Pcs-Female-Thread-Knurled-Nuts-M2-M3-M4-Brass-Threaded-Insert-Round/274331758966?ssPageName=STRK%3AMEBIDX%3AIT&amp;_trksid=p2057872.m2749.l2649</text:a></text:p>
      <text:p text:style-name="Standard">eBay</text:p>
      <text:p text:style-name="Standard"><text:a xlink:type="simple" xlink:href="https://www.ebay.com.au/itm/450Pcs-Female-Thread-Knurled-Nuts-M2-M3-M4-Brass-Threaded-Insert-Round/274331758966?ssPageName=STRK%3AMEBIDX%3AIT&amp;_trksid=p2057872.m2749.l2649" office:target-frame-name="_blank" xlink:show="new" text:style-name="Internet_20_link" text:visited-style-name="Visited_20_Internet_20_Link">450Pcs Female Thread Knurled Nuts M2 M3 M4 Brass Threaded Insert Round</text:a></text:p>
      <text:p text:style-name="Standard">1 set of 450pcs M2-M4 Nut Set. Are you looking for a professional, yet affordable Brass Knurled Nut?. Are you in search of a sturdy, trustworthy tool that can do multiple jobs at once?. If yes, look no further!</text:p>
      <text:p text:style-name="Standard"><text:soft-page-break/><draw:a xlink:type="simple" xlink:href="https://i.ebayimg.com/images/g/IOUAAOSwKKpejums/s-l400.jpg" office:target-frame-name="_blank" xlink:show="new"><draw:frame draw:style-name="fr2" draw:name="Image2" text:anchor-type="as-char" svg:width="1.139in" svg:height="1.139in" draw:z-index="1"><draw:image xlink:href="Pictures/100000000000005000000050C573B89DF1BB17AA.jpg" xlink:type="simple" xlink:show="embed" xlink:actuate="onLoad" loext:mime-type="image/jpeg"/></draw:frame></draw:a></text:p>
      <text:p text:style-name="Standard"/>
      <text:p text:style-name="Standard"><draw:a xlink:type="simple" xlink:href="https://cdn.discordapp.com/attachments/729464854896836704/760040141908869130/Capture.PNG" office:target-frame-name="_blank" xlink:show="new"><draw:frame draw:style-name="fr2" draw:name="Image3" text:anchor-type="as-char" svg:width="5.5835in" svg:height="3.278in" draw:z-index="2"><draw:image xlink:href="Pictures/1000020100000190000000EAB76BD55D66FD3787.png" xlink:type="simple" xlink:show="embed" xlink:actuate="onLoad" loext:mime-type="image/png"/></draw:frame></draw:a></text:p>
      <text:p text:style-name="Standard">For Fuel Panel W/LED SMT</text:p>
      <text:p text:style-name="Standard">That is US$ and add shipping + $5 for the molex connectors + Cap</text:p>
      <text:p text:style-name="Standard"/>
      <text:h text:style-name="Heading_20_2" text:outline-level="2">L. Walker09/28/2020</text:h>
      <text:p text:style-name="Text_20_body">Long story short, WS2812B LED's only come in SMD 3535 or 5050 packages. Would love to go through hole too but just can't happen.</text:p>
      <text:h text:style-name="Heading_20_2" text:outline-level="2">bnepethomas09/28/2020</text:h>
      <text:p text:style-name="Text_20_body">Are those multicolour?</text:p>
      <text:h text:style-name="Heading_20_2" text:outline-level="2">Ben-11109/28/2020</text:h>
      <text:p text:style-name="Text_20_body">Yep</text:p>
      <text:h text:style-name="Heading_20_2" text:outline-level="2">L. Walker09/28/2020</text:h>
      <text:p text:style-name="P5">Yes, RGB and addressable</text:p>
      <text:p text:style-name="P5">They throw out a stack of light too</text:p>
      <text:p text:style-name="P5"><draw:frame draw:style-name="fr1" draw:name="Image4" text:anchor-type="as-char" svg:width="0.302in" svg:height="0.4272in" draw:z-index="3"><draw:image xlink:href="Pictures/10001011000002FF0000043D0CDE3FC07045A168.svg" xlink:type="simple" xlink:show="embed" xlink:actuate="onLoad" loext:mime-type="image/svg+xml"/><draw:image xlink:href="Pictures/10000201000000160000001FB7CD15F0510AF764.png" xlink:type="simple" xlink:show="embed" xlink:actuate="onLoad" loext:mime-type="image/png"/><svg:title>Attachment file type: acrobat</svg:title></draw:frame></text:p>
      <text:p text:style-name="P5"><text:a xlink:type="simple" xlink:href="https://cdn.discordapp.com/attachments/729464854896836704/760043946117824512/Worldsemi-WS2812B-B_C114586.pdf" office:target-frame-name="_blank" xlink:show="new" text:style-name="Internet_20_link" text:visited-style-name="Visited_20_Internet_20_Link">Worldsemi-WS2812B-B_C114586.pdf</text:a></text:p>
      <text:p text:style-name="P5">620.14 KB</text:p>
      <text:p text:style-name="P5">Control circuit is built into the LED</text:p>
      <text:p text:style-name="P5"><text:soft-page-break/></text:p>
      <text:h text:style-name="P2" text:outline-level="2">bnepethomas10/11/2020</text:h>
      <text:p text:style-name="P5">goo site to know about - <text:a xlink:type="simple" xlink:href="https://cloudconvert.com/dwg-to-dxf" office:target-frame-name="_blank" xlink:show="new" text:style-name="Internet_20_link" text:visited-style-name="Visited_20_Internet_20_Link">https://cloudconvert.com/dwg-to-dxf</text:a></text:p>
      <text:p text:style-name="P5"><text:a xlink:type="simple" xlink:href="https://cloudconvert.com/dwg-to-dxf" office:target-frame-name="_blank" xlink:show="new" text:style-name="Internet_20_link" text:visited-style-name="Visited_20_Internet_20_Link">DWG to DXF | CloudConvert</text:a></text:p>
      <text:p text:style-name="P5">&gt;DWG to DXF Converter - CloudConvert is a free &amp; fast online file conversion service.</text:p>
      <text:p text:style-name="P5"/>
      <text:p text:style-name="P4">Gents. I have asked 100 times. But the discord is a pain for looking up past messages. Need x3 of these (and 1 spare) for the DDI and AMPCD <text:a xlink:type="simple" xlink:href="https://www.ebay.com.au/itm/New-10-1-LCD-Display-Screen-Monitor-HDMI-VGA-2AV-Driver-Board-for-Raspberry-Pi/321432203659?ssPageName=STRK%3AMEBIDX%3AIT&amp;_trksid=p2057872.m2749.l2649" office:target-frame-name="_blank" xlink:show="new" text:style-name="Internet_20_link" text:visited-style-name="Visited_20_Internet_20_Link">https://www.ebay.com.au/itm/New-10-1-LCD-Display-Screen-Monitor-HDMI-VGA-2AV-Driver-Board-for-Raspberry-Pi/321432203659?ssPageName=STRK%3AMEBIDX%3AIT&amp;_trksid=p2057872.m2749.l2649</text:a></text:p>
      <text:p text:style-name="Standard">eBay</text:p>
      <text:p text:style-name="Standard"><text:a xlink:type="simple" xlink:href="https://www.ebay.com.au/itm/New-10-1-LCD-Display-Screen-Monitor-HDMI-VGA-2AV-Driver-Board-for-Raspberry-Pi/321432203659?ssPageName=STRK%3AMEBIDX%3AIT&amp;_trksid=p2057872.m2749.l2649" office:target-frame-name="_blank" xlink:show="new" text:style-name="Internet_20_link" text:visited-style-name="Visited_20_Internet_20_Link">New 10.1' LCD Display Screen Monitor HDMI+VGA+2AV Driver Board for ...</text:a></text:p>
      <text:p text:style-name="Standard">HDMI Input: HDMI 1.1 version. Signal Input: 2 AV + VGA. VGA input: 1024 600 physical resolution ,support for resolutions range 640×480 - 1600×1200 adjusted between ! 1 x HDMI+VGA+2AV Driver Board. B, boot, reversing signal, switch to AV2, reversing the signal disappears ,bac...</text:p>
      <text:p text:style-name="Standard"><draw:a xlink:type="simple" xlink:href="https://i.ebayimg.com/images/g/VHMAAOSwg9Rd8ieZ/s-l400.jpg" office:target-frame-name="_blank" xlink:show="new"><draw:frame draw:style-name="fr2" draw:name="Image5" text:anchor-type="as-char" svg:width="1.139in" svg:height="1.139in" draw:z-index="4"><draw:image xlink:href="Pictures/100000000000005000000050B1300C09210E511A.jpg" xlink:type="simple" xlink:show="embed" xlink:actuate="onLoad" loext:mime-type="image/jpeg"/></draw:frame></draw:a></text:p>
      <text:p text:style-name="Standard">Thanks. And sorry for asking again. <draw:frame draw:style-name="fr1" draw:name="Image6" text:anchor-type="as-char" svg:width="0.3854in" svg:height="0.3854in" draw:z-index="5"><draw:image xlink:href="Pictures/100005A4000003D3000003D3BC3048C6E159833C.svg" xlink:type="simple" xlink:show="embed" xlink:actuate="onLoad" loext:mime-type="image/svg+xml"/><draw:image xlink:href="Pictures/100002010000001C0000001CA148E963022556A1.png" xlink:type="simple" xlink:show="embed" xlink:actuate="onLoad" loext:mime-type="image/png"/><svg:title>:weary:</svg:title></draw:frame><text:s/>I promise I will order today.</text:p>
      <text:p text:style-name="Standard"/>
      <text:p text:style-name="Standard">what was the library of choice for playing with the backlighting leds? SpeedLed?</text:p>
      <text:section text:style-name="Sect1" text:name="chat-messages-766886687610765313">
        <text:p text:style-name="Standard"/>
      </text:section>
      <text:section text:style-name="Sect1" text:name="Section1">
        <text:h text:style-name="Heading_20_2" text:outline-level="2"><text:bookmark text:name="chat-messages-766886687610765313"/>L. WalkerYesterday at 2:53 PM</text:h>
        <text:p text:style-name="P5">Fast LED</text:p>
      </text:section>
      <text:section text:style-name="Sect1" text:name="chat-messages-766886762923687946">
        <text:p text:style-name="Standard"/>
      </text:section>
      <text:p text:style-name="Standard"><draw:frame draw:style-name="fr1" draw:name="Image7" text:anchor-type="as-char" svg:width="0.302in" svg:height="0.4272in" draw:z-index="6"><draw:image xlink:href="Pictures/10000CB0000002FF0000043DD09348C147371685.svg" xlink:type="simple" xlink:show="embed" xlink:actuate="onLoad" loext:mime-type="image/svg+xml"/><draw:image xlink:href="Pictures/10000201000000160000001F3D8331B33B6F37B7.png" xlink:type="simple" xlink:show="embed" xlink:actuate="onLoad" loext:mime-type="image/png"/><svg:title>Attachment file type: archive</svg:title></draw:frame></text:p>
      <text:p text:style-name="Standard"><text:a xlink:type="simple" xlink:href="https://cdn.discordapp.com/attachments/729464854896836704/766886762597187614/FastLED-master.zip" office:target-frame-name="_blank" xlink:show="new" text:style-name="Internet_20_link" text:visited-style-name="Visited_20_Internet_20_Link">FastLED-master.zip</text:a></text:p>
      <text:p text:style-name="Standard">348.24 KB</text:p>
      <text:p text:style-name="Standard">Just throw in WS2812B as the chip model definition.</text:p>
      <text:p text:style-name="Standard"/>
      <text:p text:style-name="Standard"/>
      <text:section text:style-name="Sect1" text:name="chat-messages-766888190270505013">
        <text:p text:style-name="Standard"/>
      </text:section>
      <text:p text:style-name="Standard">Legend Plate (1.6mm Rowmark) Lightplate (4.5mm Opaque Acrylic) Backplate (3mm Black Acrylic) Backlighting (1.6mm PCB)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A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10-18T12:02:47.164332128</meta:creation-date>
    <dc:date>2020-10-18T12:37:07.046683446</dc:date>
    <meta:editing-duration>PT3M26S</meta:editing-duration>
    <meta:editing-cycles>2</meta:editing-cycles>
    <meta:generator>LibreOffice/6.4.4.2$MacOSX_X86_64 LibreOffice_project/3d775be2011f3886db32dfd395a6a6d1ca2630ff</meta:generator>
    <meta:document-statistic meta:table-count="0" meta:image-count="7" meta:object-count="0" meta:page-count="4" meta:paragraph-count="75" meta:word-count="733" meta:character-count="5211" meta:non-whitespace-character-count="4546"/>
  </office:meta>
</office:document-meta>
</file>